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 style:data-style-name="N100"/>
  </office:automatic-styles>
  <office:body>
    <office:spreadsheet>
      <table:table table:name="From Matching" table:style-name="ta1">
        <table:table-column table:style-name="co1" table:number-columns-repeated="12" table:default-cell-style-name="Default"/>
        <table:table-column table:style-name="co1" table:default-cell-style-name="cBool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ut Rosè Bronner | Johanniter Liesele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pagne Parcellaire Millesime Bernard Bremo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pagne Brut Blanc de Noirs Philippe Gilber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 Alcohol Free Sparkling Tea Com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yserod Alcohol Free Sparkling Tea Com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ysegron Alcohol Free Sparkling Tea Com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uvignon Vie di Roman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650" calcext:value-type="float">
            <text:p>56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stone Ros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stone Ros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bernet Riserva Istrice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uburgunder Ris. Ludwig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uburgunder Ris. Exclusiv LIM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uburgunder Ris. Exclusiv LIM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passo della Valpolicella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passo della Valpolicella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sella Nizza Riserva Barbera Pruno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 Borro IGT Tenuta Ferragam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1 Redstone Grand Reserv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1 Malbec Special Reserv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âteau Poujeaux Cabernet Sauvignon |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âteau Labegorc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teau Sociando Mallet Merlot | Cabernet Sauvignon | Cabernet F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teau Vieux Merlot | Cabernet Franc Chateau Certa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5600" calcext:value-type="float">
            <text:p>45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teau Vieux Merlot | Cabernet Franc Chateau Certa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85" calcext:value-type="float">
            <text:p>1985</text:p>
          </table:table-cell>
          <table:table-cell office:value-type="float" office:value="49500" calcext:value-type="float">
            <text:p>4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grein Riserva Steinraffler Josef Hofstätt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grein Cornell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uburgunder Jura Nals Margreid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rlot Siebeneich Kellerei Boze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rlot Siebeneich Kellerei Boze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bernet Riserva Istrice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350" calcext:value-type="float">
            <text:p>10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bernet Mumelter Kellerei Boze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3200" calcext:value-type="float">
            <text:p>13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anti Classico Sangiovese Tenuta Tignanell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1 Redstone Grand Reserve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table table:name="Duplicates" table:style-name="ta1">
        <table:table-column table:style-name="co1" table:number-columns-repeated="12" table:default-cell-style-name="Default"/>
        <table:table-column table:style-name="co1" table:default-cell-style-name="cBool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uvignon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avqcdwjssnx992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essenz Sauvignon</text:p>
          </table:table-cell>
          <table:table-cell office:value-type="string" calcext:value-type="string">
            <text:p>Kellerei Kaltern</text:p>
          </table:table-cell>
          <table:table-cell office:value-type="float" office:value="45.336033" calcext:value-type="float">
            <text:p>45.336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issburgunder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avqcdwjssnx992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essenz Sauvignon</text:p>
          </table:table-cell>
          <table:table-cell office:value-type="string" calcext:value-type="string">
            <text:p>Kellerei Kaltern</text:p>
          </table:table-cell>
          <table:table-cell office:value-type="float" office:value="42.115524" calcext:value-type="float">
            <text:p>42.1155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unello di Montalcino Castiglion del Bo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dhtxd58ffrnwvv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stiglion del Bosco</text:p>
          </table:table-cell>
          <table:table-cell office:value-type="float" office:value="52.57624" calcext:value-type="float">
            <text:p>52.57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unello di Montalcino Sangiovese Castiglion del Bo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dhtxd58ffrnwvv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stiglion del Bosco</text:p>
          </table:table-cell>
          <table:table-cell office:value-type="float" office:value="52.57624" calcext:value-type="float">
            <text:p>52.57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cente Merlot | Sangiovese Luce della Vi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 - Tenuta Luce</text:p>
          </table:table-cell>
          <table:table-cell office:value-type="float" office:value="33.457466" calcext:value-type="float">
            <text:p>33.457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ce Merlot | Sangiovese Luce della Vi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 - Tenuta Luce</text:p>
          </table:table-cell>
          <table:table-cell office:value-type="float" office:value="54.43142" calcext:value-type="float">
            <text:p>54.431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150" calcext:value-type="float">
            <text:p>6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9vsq65fv05vpe35t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s Neris Rosso</text:p>
          </table:table-cell>
          <table:table-cell office:value-type="string" calcext:value-type="string">
            <text:p>Lis Neris</text:p>
          </table:table-cell>
          <table:table-cell office:value-type="float" office:value="54.328888" calcext:value-type="float">
            <text:p>54.3288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 Neris Merlot | Cabernet Sauvignon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9vsq65fv05vpe35t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s Neris Rosso</text:p>
          </table:table-cell>
          <table:table-cell office:value-type="string" calcext:value-type="string">
            <text:p>Lis Neris</text:p>
          </table:table-cell>
          <table:table-cell office:value-type="float" office:value="82.95256" calcext:value-type="float">
            <text:p>82.95256</text:p>
          </table:table-cell>
        </table:table-row>
      </table:table>
      <table:table table:name="Extra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ine_01hyj76yn3fkn6r9pbn6y31jmw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4T13:19:54.267768044</dc:date>
    <meta:editing-duration>PT11S</meta:editing-duration>
    <meta:editing-cycles>1</meta:editing-cycles>
    <meta:generator>LibreOffice/7.3.7.2$Linux_X86_64 LibreOffice_project/30$Build-2</meta:generator>
    <meta:document-statistic meta:table-count="3" meta:cell-count="365" meta:object-count="0"/>
  </office:meta>
</office:document-meta>
</file>